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{Cheah, 2006 #971}</text:p>
      <text:p text:style-name="Text_20_body">Cheah, Pheng. <text:span text:style-name="T1">Inhuman Conditions : On Cosmopolitanism and Human Rights</text:span>. Cambridge, Mass.: Harvard University Press, 2006.</text:p>
      <text:p text:style-name="Text_20_body">The fact that the proper functioning of a political public sphere is always dependent on external formative conditions puts the autonomy of the political into question. Put another way, the spontaneity of <text:span text:style-name="T1">Offentlichkeit </text:span><text:span text:style-name="T2">is not quite that of the self-recursive organism. Because the economic conditions for public deliberation are established by instrumental action or </text:span><text:span text:style-name="T1">techne, </text:span><text:span text:style-name="T2">its spontaneity is itself is a product of </text:span><text:span text:style-name="T1">techne. </text:span>78</text:p>
      <text:p text:style-name="P1">This constitutive heteronomy subjects public deliberation to a strict law of contamination whose consequences have to be analyzed on a case-by-case basis. 7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bm</meta:initial-creator>
    <meta:creation-date>2009-01-21T09:05:29.31</meta:creation-date>
    <dc:date>2009-01-23T09:59:42.51</dc:date>
    <dc:creator>abm</dc:creator>
    <meta:editing-duration>PT01H20M25S</meta:editing-duration>
    <meta:editing-cycles>4</meta:editing-cycles>
    <meta:generator>OpenOffice.org/3.0$Win32 OpenOffice.org_project/300m9$Build-9358</meta:generator>
    <meta:document-statistic meta:table-count="0" meta:image-count="0" meta:object-count="0" meta:page-count="1" meta:paragraph-count="4" meta:word-count="107" meta:character-count="724"/>
    <meta:user-defined meta:name="Info 1"/>
    <meta:user-defined meta:name="Info 2"/>
    <meta:user-defined meta:name="Info 3"/>
    <meta:user-defined meta:name="Info 4"/>
  </office:meta>
</office:document-meta>
</file>